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F000000DAE09482C887619C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892cm" svg:y1="27.738cm" svg:x2="21.72cm" svg:y2="27.738cm">
          <text:p/>
        </draw:line>
        <draw:frame draw:style-name="gr2" draw:text-style-name="P2" draw:layer="layout" svg:width="6.754cm" svg:height="3.69cm" svg:x="0.619cm" svg:y="0.7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7.719cm" svg:y="0.7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14.619cm" svg:y="0.7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4.9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7.719cm" svg:y="4.9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14.619cm" svg:y="4.9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9.2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7.719cm" svg:y="9.2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14.619cm" svg:y="9.2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13.4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7.719cm" svg:y="13.4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14.619cm" svg:y="13.4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17.6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7.719cm" svg:y="17.6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14.619cm" svg:y="17.6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0.619cm" svg:y="21.9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7.719cm" svg:y="21.946cm">
          <draw:image xlink:href="Pictures/100002010000018F000000DAE09482C887619CE5.png" xlink:type="simple" xlink:show="embed" xlink:actuate="onLoad">
            <text:p/>
          </draw:image>
        </draw:frame>
        <draw:frame draw:style-name="gr2" draw:text-style-name="P2" draw:layer="layout" svg:width="6.754cm" svg:height="3.69cm" svg:x="14.619cm" svg:y="21.946cm">
          <draw:image xlink:href="Pictures/100002010000018F000000DAE09482C887619CE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0:28:16.892000000</meta:creation-date>
    <dc:date>2020-10-11T10:01:13.338000000</dc:date>
    <meta:editing-duration>P1DT29M</meta:editing-duration>
    <meta:editing-cycles>8</meta:editing-cycles>
    <meta:generator>LibreOffice/5.4.4.2$Windows_X86_64 LibreOffice_project/2524958677847fb3bb44820e40380acbe820f960</meta:generator>
    <meta:print-date>2018-07-14T20:15:40.170000000</meta:print-date>
    <meta:document-statistic meta:object-count="19"/>
  </office:meta>
</office:document-meta>
</file>